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" fo:font-size="24pt" fo:font-weight="bold" officeooo:rsid="003ac5b3" officeooo:paragraph-rsid="003ac5b3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" fo:font-size="24pt" fo:font-weight="bold" officeooo:rsid="003f3518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end" style:justify-single-word="false"/>
      <style:text-properties officeooo:paragraph-rsid="003f3518"/>
    </style:style>
    <style:style style:name="P8" style:family="paragraph" style:parent-style-name="Standard">
      <style:text-properties style:font-name="DejaVu Sans" fo:font-size="10pt" style:font-size-asian="10pt" style:font-size-complex="10pt"/>
    </style:style>
    <style:style style:name="P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style:use-window-font-color="true" style:text-line-through-style="none" style:text-line-through-type="none" style:font-name="Calibri" fo:font-size="12pt" fo:language="zxx" fo:country="none" fo:font-style="normal" style:text-underline-style="none" fo:font-weight="normal" officeooo:rsid="002a0d04" officeooo:paragraph-rsid="003f3518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f3518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use-window-font-color="true" style:font-name="Calibri" fo:font-size="12pt" style:text-underline-style="none" officeooo:rsid="012122e2" officeooo:paragraph-rsid="003f3518" style:font-size-asian="12pt" style:font-size-complex="12pt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officeooo:paragraph-rsid="003cf041"/>
    </style:style>
    <style:style style:name="P1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style:font-name="DejaVu Sans" fo:font-size="10pt" style:font-size-asian="10pt" style:font-size-complex="10pt"/>
    </style:style>
    <style:style style:name="P14" style:family="paragraph" style:parent-style-name="Text_20_body">
      <style:text-properties style:font-name="Calibri1" fo:font-size="12pt" officeooo:rsid="00ac5baf" officeooo:paragraph-rsid="00ac5baf"/>
    </style:style>
    <style:style style:name="P15" style:family="paragraph" style:parent-style-name="Text_20_body">
      <style:text-properties style:font-name="Calibri1" fo:font-size="12pt" fo:font-weight="bold" officeooo:rsid="00ad8f8b" officeooo:paragraph-rsid="00ad8f8b" style:font-weight-asian="bold" style:font-weight-complex="bold"/>
    </style:style>
    <style:style style:name="P16" style:family="paragraph" style:parent-style-name="Text_20_body">
      <style:text-properties officeooo:paragraph-rsid="00ad8f8b"/>
    </style:style>
    <style:style style:name="P17" style:family="paragraph" style:parent-style-name="Text_20_body">
      <style:text-properties officeooo:paragraph-rsid="00af43fb"/>
    </style:style>
    <style:style style:name="P18" style:family="paragraph" style:parent-style-name="Text_20_body">
      <style:text-properties officeooo:rsid="00ada576" officeooo:paragraph-rsid="00ada576"/>
    </style:style>
    <style:style style:name="P19" style:family="paragraph" style:parent-style-name="Text_20_body">
      <style:text-properties officeooo:rsid="00b3c3f2" officeooo:paragraph-rsid="00b8751d"/>
    </style:style>
    <style:style style:name="P20" style:family="paragraph" style:parent-style-name="Text_20_body">
      <style:text-properties officeooo:paragraph-rsid="00b64545"/>
    </style:style>
    <style:style style:name="P21" style:family="paragraph" style:parent-style-name="Text_20_body">
      <style:text-properties officeooo:rsid="00b64545" officeooo:paragraph-rsid="00b64545"/>
    </style:style>
    <style:style style:name="P22" style:family="paragraph" style:parent-style-name="Text_20_body">
      <style:text-properties officeooo:paragraph-rsid="00b6d14b"/>
    </style:style>
    <style:style style:name="P23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4" style:family="paragraph" style:parent-style-name="Standard">
      <style:text-properties officeooo:paragraph-rsid="00187667"/>
    </style:style>
    <style:style style:name="P25" style:family="paragraph" style:parent-style-name="Titulo">
      <style:paragraph-properties fo:text-align="center" style:justify-single-word="false" fo:break-before="page"/>
    </style:style>
    <style:style style:name="P26" style:family="paragraph" style:parent-style-name="Text_20_body" style:list-style-name="L1">
      <style:text-properties officeooo:paragraph-rsid="00b57459"/>
    </style:style>
    <style:style style:name="P27" style:family="paragraph" style:parent-style-name="Text_20_body" style:list-style-name="L1">
      <style:text-properties officeooo:paragraph-rsid="00af43fb"/>
    </style:style>
    <style:style style:name="P28" style:family="paragraph" style:parent-style-name="Text_20_body" style:list-style-name="L1">
      <style:text-properties fo:font-weight="bold" officeooo:paragraph-rsid="00b57459" style:font-weight-asian="bold" style:font-weight-complex="bold"/>
    </style:style>
    <style:style style:name="P29" style:family="paragraph" style:parent-style-name="Text_20_body" style:list-style-name="L1">
      <style:text-properties style:font-name="Calibri1" fo:font-size="12pt" fo:font-weight="bold" officeooo:rsid="00b3c3f2" officeooo:paragraph-rsid="00b3c3f2" style:font-weight-asian="bold" style:font-weight-complex="bold"/>
    </style:style>
    <style:style style:name="P30" style:family="paragraph" style:parent-style-name="Text_20_body">
      <style:text-properties style:font-name="Calibri1" fo:font-size="12pt" fo:font-weight="bold" officeooo:rsid="00b3c3f2" officeooo:paragraph-rsid="00b3c3f2" style:font-weight-asian="bold" style:font-weight-complex="bold"/>
    </style:style>
    <style:style style:name="P31" style:family="paragraph" style:parent-style-name="Text_20_body">
      <style:text-properties officeooo:paragraph-rsid="00ad8f8b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ac5b3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text-line-through-style="none" style:text-line-through-type="none" fo:language="zxx" fo:country="none" fo:font-style="normal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font-variant="normal" fo:text-transform="none" style:text-line-through-style="none" style:text-line-through-type="none" fo:language="zxx" fo:country="none" fo:font-style="normal" fo:font-weight="normal" officeooo:rsid="002a0d04" style:text-blinking="false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officeooo:rsid="003ac5b3"/>
    </style:style>
    <style:style style:name="T1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" fo:font-size="10pt" style:font-size-asian="10pt" style:font-size-complex="10pt"/>
    </style:style>
    <style:style style:name="T13" style:family="text">
      <style:text-properties style:font-name="Calibri1" fo:font-size="12pt"/>
    </style:style>
    <style:style style:name="T14" style:family="text">
      <style:text-properties style:font-name="Calibri1" fo:font-size="12pt" fo:font-weight="bold" officeooo:rsid="00b57459" style:font-weight-asian="bold" style:font-weight-complex="bold"/>
    </style:style>
    <style:style style:name="T15" style:family="text">
      <style:text-properties style:font-name="Calibri1" fo:font-size="12pt" fo:font-weight="bold" officeooo:rsid="00af43fb" style:font-weight-asian="bold" style:font-weight-complex="bold"/>
    </style:style>
    <style:style style:name="T16" style:family="text">
      <style:text-properties style:font-name="Calibri1" fo:font-size="12pt" officeooo:rsid="00492c07"/>
    </style:style>
    <style:style style:name="T17" style:family="text">
      <style:text-properties style:font-name="Calibri1" fo:font-size="12pt" fo:font-weight="normal" style:font-weight-asian="normal" style:font-weight-complex="normal"/>
    </style:style>
    <style:style style:name="T18" style:family="text">
      <style:text-properties style:font-name="Calibri1" fo:font-size="12pt" fo:font-weight="normal" officeooo:rsid="00b57459" style:font-weight-asian="normal" style:font-weight-complex="normal"/>
    </style:style>
    <style:style style:name="T19" style:family="text">
      <style:text-properties style:font-name="Calibri1" fo:font-size="12pt" fo:font-weight="normal" officeooo:rsid="00ac5baf" style:font-weight-asian="normal" style:font-weight-complex="normal"/>
    </style:style>
    <style:style style:name="T20" style:family="text">
      <style:text-properties style:font-name="Calibri1" fo:font-size="12pt" fo:font-weight="normal" officeooo:rsid="00492c07" style:font-weight-asian="normal" style:font-weight-complex="normal"/>
    </style:style>
    <style:style style:name="T21" style:family="text">
      <style:text-properties style:font-name="Calibri1" fo:font-size="12pt" fo:font-weight="normal" officeooo:rsid="00baf660" style:font-weight-asian="normal" style:font-weight-complex="normal"/>
    </style:style>
    <style:style style:name="T22" style:family="text">
      <style:text-properties style:font-name="Calibri1" fo:font-size="12pt" fo:font-weight="normal" officeooo:rsid="00af43fb" style:font-weight-asian="normal" style:font-weight-complex="normal"/>
    </style:style>
    <style:style style:name="T23" style:family="text">
      <style:text-properties style:font-name="Calibri1" fo:font-size="12pt" officeooo:rsid="00ac5baf"/>
    </style:style>
    <style:style style:name="T24" style:family="text">
      <style:text-properties style:font-name="Calibri1" fo:font-size="12pt" fo:font-style="italic" officeooo:rsid="00ac5baf" style:font-style-asian="italic" style:font-style-complex="italic"/>
    </style:style>
    <style:style style:name="T25" style:family="text">
      <style:text-properties style:font-name="Calibri1" fo:font-size="12pt" fo:font-style="italic" officeooo:rsid="00b90a1a" style:font-style-asian="italic" style:font-style-complex="italic"/>
    </style:style>
    <style:style style:name="T26" style:family="text">
      <style:text-properties style:font-name="Calibri1" fo:font-size="12pt" officeooo:rsid="00ad8f8b"/>
    </style:style>
    <style:style style:name="T27" style:family="text">
      <style:text-properties style:font-name="Calibri1" fo:font-size="12pt" officeooo:rsid="00ada576"/>
    </style:style>
    <style:style style:name="T28" style:family="text">
      <style:text-properties style:font-name="Calibri1" fo:font-size="12pt" officeooo:rsid="00af43fb"/>
    </style:style>
    <style:style style:name="T29" style:family="text">
      <style:text-properties style:font-name="Calibri1" fo:font-size="12pt" officeooo:rsid="00b57459"/>
    </style:style>
    <style:style style:name="T30" style:family="text">
      <style:text-properties style:font-name="Calibri1" fo:font-size="12pt" officeooo:rsid="00b64545"/>
    </style:style>
    <style:style style:name="T31" style:family="text">
      <style:text-properties style:font-name="Calibri1" fo:font-size="12pt" officeooo:rsid="00b6d14b"/>
    </style:style>
    <style:style style:name="T32" style:family="text">
      <style:text-properties style:font-name="Calibri1" fo:font-size="12pt" officeooo:rsid="00b6f9bd"/>
    </style:style>
    <style:style style:name="T33" style:family="text">
      <style:text-properties style:font-name="Calibri1" fo:font-size="12pt" officeooo:rsid="00b8751d"/>
    </style:style>
    <style:style style:name="T34" style:family="text">
      <style:text-properties fo:font-weight="normal" officeooo:rsid="003ac5b3" style:font-weight-asian="normal" style:font-weight-complex="normal"/>
    </style:style>
    <style:style style:name="T35" style:family="text">
      <style:text-properties fo:font-weight="normal" officeooo:rsid="00b57459" style:font-weight-asian="normal" style:font-weight-complex="normal"/>
    </style:style>
    <style:style style:name="T36" style:family="text">
      <style:text-properties fo:font-weight="normal" officeooo:rsid="00bd024a" style:font-weight-asian="normal" style:font-weight-complex="normal"/>
    </style:style>
    <style:style style:name="T37" style:family="text">
      <style:text-properties style:text-position="super 58%" style:font-name="Calibri1" fo:font-size="12pt"/>
    </style:style>
    <style:style style:name="T38" style:family="text">
      <style:text-properties style:text-position="super 58%" style:font-name="Calibri1" fo:font-size="12pt" officeooo:rsid="00b64545"/>
    </style:style>
    <style:style style:name="T39" style:family="text">
      <style:text-properties style:text-position="0% 100%" style:font-name="Calibri1" fo:font-size="12pt" officeooo:rsid="00b57459"/>
    </style:style>
    <style:style style:name="T40" style:family="text">
      <style:text-properties officeooo:rsid="00b8751d"/>
    </style:style>
    <style:style style:name="T41" style:family="text">
      <style:text-properties officeooo:rsid="00bd024a"/>
    </style:style>
    <style:style style:name="T42" style:family="text">
      <style:text-properties fo:text-transform="uppercase" fo:color="#336633" style:font-name="Calibri" fo:font-size="24pt" fo:font-weight="normal" officeooo:rsid="00bd024a" style:font-size-asian="24pt" style:font-weight-asian="normal" style:font-size-complex="24pt" style:font-weight-complex="normal"/>
    </style:style>
    <style:style style:name="T43" style:family="text">
      <style:text-properties fo:text-transform="uppercase" fo:color="#336633" style:font-name="Calibri" fo:font-size="24pt" fo:font-weight="normal" officeooo:rsid="00187667" style:font-size-asian="24pt" style:font-weight-asian="normal" style:font-size-complex="24pt" style:font-weight-complex="normal"/>
    </style:style>
    <style:style style:name="T44" style:family="text">
      <style:text-properties fo:text-transform="uppercase" fo:color="#336633" style:font-name="Calibri" fo:font-size="24pt" fo:font-weight="normal" officeooo:rsid="00b8751d" style:font-size-asian="24pt" style:font-weight-asian="normal" style:font-size-complex="24pt" style:font-weight-complex="normal"/>
    </style:style>
    <style:style style:name="T45" style:family="text">
      <style:text-properties fo:text-transform="uppercase" fo:color="#336633" style:font-name="Arial1" fo:font-size="16pt" officeooo:rsid="00bd024a"/>
    </style:style>
    <style:style style:name="T46" style:family="text">
      <style:text-properties fo:text-transform="uppercase" fo:color="#336633" style:font-name="Arial1" fo:font-size="16pt" fo:font-weight="normal" officeooo:rsid="003ac5b3" style:font-weight-asian="normal" style:font-weight-complex="normal"/>
    </style:style>
    <style:style style:name="T47" style:family="text">
      <style:text-properties fo:text-transform="uppercase" fo:color="#336633" style:font-name="Arial1" fo:font-size="16pt" fo:font-weight="normal" officeooo:rsid="00bd024a" style:font-weight-asian="normal" style:font-weight-complex="normal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8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text:p text:style-name="P23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6">UNIDAD 8</text:p>
      <text:p text:style-name="P5">Programación orientada a objetos I</text:p>
      <text:p text:style-name="P24"><text:span text:style-name="T43">C</text:span><text:span text:style-name="T42">ASO PRÁCTICO</text:span><text:span text:style-name="T43"> </text:span><text:span text:style-name="T44">DAWBANK</text:span></text:p>
      <text:p text:style-name="Standard"/>
      <text:p text:style-name="Standard"/>
      <text:p text:style-name="P7"><text:span text:style-name="T5">Autor</text:span><text:span text:style-name="T6">:</text:span></text:p>
      <text:p text:style-name="P10"><text:span text:style-name="T6">Lionel Taraz</text:span><text:span text:style-name="T7">ó</text:span><text:span text:style-name="T6">n </text:span><text:span text:style-name="T5">–</text:span><text:span text:style-name="T6"> </text:span><text:a xlink:type="simple" xlink:href="mailto:lionel.tarazon@ceedcv.es" text:style-name="Internet_20_link" text:visited-style-name="Visited_20_Internet_20_Link">lionel.tarazon@ceedcv.es</text:a></text:p>
      <text:p text:style-name="P9"/>
      <text:p text:style-name="P11"><text:span text:style-name="T9">2</text:span><text:span text:style-name="T8">019/2020</text:span></text:p>
      <text:p text:style-name="P13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12"><draw:frame draw:style-name="fr2" draw:name="Imagen1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11">Reconocimiento – NoComercial – CompartirIgual (by-nc-sa)</text:span><text:span text:style-name="T12">: No se permite un uso comercial de la obra original ni de las posibles obras derivadas, la distribución de las cuales se debe hacer con una licencia igual a la que regula la obra original.</text:span></text:p>
      <text:p text:style-name="Titulo"/>
      <text:p text:style-name="P25"><text:span text:style-name="T45">CASO PRÁCTICO</text:span><text:span text:style-name="T46"> </text:span><text:span text:style-name="T47">DAWBANK</text:span></text:p>
      <text:p text:style-name="P16"><text:span text:style-name="T23"/></text:p>
      <text:p text:style-name="P16"><text:span text:style-name="T23">L</text:span><text:span text:style-name="T26">a empresa</text:span><text:span text:style-name="T23"> </text:span><text:span text:style-name="T24">L</text:span><text:span text:style-name="T25">ibre</text:span><text:span text:style-name="T24">Coders</text:span><text:span text:style-name="T23"> </text:span><text:span text:style-name="T26">te ha contratado para desarrollar u</text:span><text:span text:style-name="T28">n</text:span><text:span text:style-name="T26"> s</text:span><text:span text:style-name="T28">oftware</text:span><text:span text:style-name="T26"> de gestión de </text:span><text:span text:style-name="T28">una </text:span><text:span text:style-name="T26">cuenta bancaria </text:span><text:span text:style-name="T28">para</text:span><text:span text:style-name="T26"> </text:span><text:span text:style-name="T28">la </text:span><text:span text:style-name="T23">cooperativa de banca ética </text:span><text:span text:style-name="T26">y sostenible</text:span><text:span text:style-name="T23"> </text:span><text:span text:style-name="T24">DawBank</text:span><text:span text:style-name="T23">. S</text:span><text:span text:style-name="T26">e trata de una aplicación Java </text:span><text:span text:style-name="T28">formada por una clase principal DawBank y otra llamada CuentaBancaria.</text:span></text:p>
      <text:p text:style-name="P17"><text:span text:style-name="T26">E</text:span><text:span text:style-name="T28">l programa pedirá los datos necesarios para crear una cuenta bancaria. Si s</text:span><text:span text:style-name="T29">on válidos, creará la cuenta y </text:span><text:span text:style-name="T28">mostrará </text:span><text:span text:style-name="T29">el</text:span><text:span text:style-name="T28"> menú </text:span><text:span text:style-name="T29">principal para permitir actuar sobre la cuenta. Tras cada acción se volverá a mostrar el menú.</text:span></text:p>
      <text:list xml:id="list1701350084" text:style-name="L1">
        <text:list-item>
          <text:p text:style-name="P26"><text:span text:style-name="T15">D</text:span><text:span text:style-name="T14">atos de la cuenta. </text:span><text:span text:style-name="T18">Mostrará </text:span><text:span text:style-name="T21">el </text:span><text:span text:style-name="T18">IBAN, </text:span><text:span text:style-name="T21">el </text:span><text:span text:style-name="T18">titular y </text:span><text:span text:style-name="T21">el </text:span><text:span text:style-name="T18">saldo.</text:span></text:p>
        </text:list-item>
        <text:list-item>
          <text:p text:style-name="P28"><text:span text:style-name="T26">IBAN.</text:span><text:span text:style-name="T29"> </text:span><text:span text:style-name="T18">Mostrará el IBAN.</text:span></text:p>
        </text:list-item>
        <text:list-item>
          <text:p text:style-name="P26"><text:span text:style-name="T15">Titular.</text:span><text:span text:style-name="T14"> </text:span><text:span text:style-name="T18">Mostrará el titular.</text:span></text:p>
        </text:list-item>
        <text:list-item>
          <text:p text:style-name="P26"><text:span text:style-name="T15">Saldo.</text:span><text:span text:style-name="T14"> </text:span><text:span text:style-name="T18">Mostrará el saldo disponible.</text:span></text:p>
        </text:list-item>
        <text:list-item>
          <text:p text:style-name="P27"><text:span text:style-name="T15">Ingreso. </text:span><text:span text:style-name="T28">Pedirá </text:span><text:span text:style-name="T29">la </text:span><text:span text:style-name="T28">cantidad a ingresar y realizará el ingreso </text:span><text:span text:style-name="T29">si es posible.</text:span></text:p>
        </text:list-item>
        <text:list-item>
          <text:p text:style-name="P27"><text:span text:style-name="T15">Retirada. </text:span><text:span text:style-name="T28">Pedirá la cantidad a retirar y realizará la retirad</text:span><text:span text:style-name="T29">a si es posible.</text:span></text:p>
        </text:list-item>
        <text:list-item>
          <text:p text:style-name="P27"><text:span text:style-name="T15">Movimientos. </text:span><text:span text:style-name="T22">Mostrará una lista con el historial de movimientos.</text:span></text:p>
        </text:list-item>
        <text:list-item>
          <text:p text:style-name="P29">Salir. <text:span text:style-name="T35">Termina el programa.</text:span></text:p>
        </text:list-item>
      </text:list>
      <text:p text:style-name="P14"/>
      <text:p text:style-name="P15">Clase CuentaBancaria</text:p>
      <text:p text:style-name="P20"><text:span text:style-name="T23">Una cuenta bancaria tiene como datos a</text:span><text:span text:style-name="T27">sociados</text:span><text:span text:style-name="T23"> el </text:span><text:span text:style-name="T19">iban</text:span><text:span text:style-name="T23"> (international bank acount number, </text:span><text:span text:style-name="T26">formado por</text:span><text:span text:style-name="T23"> dos letras y </text:span><text:span text:style-name="T30">22</text:span><text:span text:style-name="T23"> números, por ejemplo ES6621000418401234567891), el </text:span><text:span text:style-name="T20">titular</text:span><text:span text:style-name="T16"> (un nombre completo), el </text:span><text:span text:style-name="T20">saldo</text:span><text:span text:style-name="T16"> (dinero </text:span><text:span text:style-name="T26">en euros</text:span><text:span text:style-name="T16">) y los </text:span><text:span text:style-name="T20">movimientos</text:span><text:span text:style-name="T16"> (histórico de los movimientos realizados en la cuenta, </text:span><text:span text:style-name="T30">un máximo de 100</text:span><text:span text:style-name="T38">(</text:span><text:span text:style-name="T39">*</text:span><text:span text:style-name="T38">)</text:span><text:span text:style-name="T30"> para simplificar</text:span><text:span text:style-name="T16">).</text:span></text:p>
      <text:p text:style-name="P18"><text:span text:style-name="T16">C</text:span><text:span text:style-name="T13">uando se crea una cuenta es obligatorio que tenga un iban y un titular (que no podrán cambiar nunca). El saldo será de 0 euros y la cuenta no tendrá movimientos asociados.</text:span></text:p>
      <text:p text:style-name="P20"><text:span text:style-name="T27">El saldo solo puede variar cuando se produce un ingreso (entra dinero en la cuenta) o una retirada (sale dinero de la cuenta). En ambos casos se deberá registrar la operación en los movimientos. </text:span><text:span text:style-name="T29">Los ingresos y retiradas s</text:span><text:span text:style-name="T30">olo pueden</text:span><text:span text:style-name="T29"> ser de valores superiores a cero.</text:span></text:p>
      <text:p text:style-name="P22"><text:span text:style-name="T31">El saldo de una cuenta nunca podrá </text:span><text:span text:style-name="T29">s</text:span><text:span text:style-name="T31">er </text:span><text:span text:style-name="T27">inferior a -</text:span><text:span text:style-name="T29">5</text:span><text:span text:style-name="T27">0</text:span><text:span text:style-name="T38">(</text:span><text:span text:style-name="T39">*</text:span><text:span text:style-name="T38">)</text:span><text:span text:style-name="T27"> </text:span><text:span text:style-name="T30">euros</text:span><text:span text:style-name="T27">. </text:span><text:span text:style-name="T31">S</text:span><text:span text:style-name="T32">i se produce</text:span><text:span text:style-name="T31"> un movimiento que deje la cuenta con un saldo negativo (no inferior a -50) </text:span><text:span text:style-name="T30">h</text:span><text:span text:style-name="T31">abrá que</text:span><text:span text:style-name="T30"> mostrar el mensaje </text:span><text:span text:style-name="T27">“AVISO: Saldo negativo”. </text:span><text:span text:style-name="T29">Si se produce un movimiento superior a 3.000</text:span><text:span text:style-name="T38">(</text:span><text:span text:style-name="T39">*</text:span><text:span text:style-name="T38">)</text:span><text:span text:style-name="T29"> euros se mostrar</text:span><text:span text:style-name="T31">á</text:span><text:span text:style-name="T29"> el mensaje “AVISO: Notificar a hacienda”.</text:span></text:p>
      <text:p text:style-name="P21"><text:span text:style-name="T33">No se realizará </text:span><text:span text:style-name="T31">ningún tipo de entrada por teclado. </text:span><text:span text:style-name="T33">L</text:span><text:span text:style-name="T31">a única salida </text:span><text:span text:style-name="T13">por pantalla </text:span><text:span text:style-name="T31">permitida </text:span><text:span text:style-name="T13">son los dos </text:span><text:span text:style-name="T31">mensajes de a</text:span><text:span text:style-name="T13">viso mencionado</text:span><text:span text:style-name="T31">s</text:span><text:span text:style-name="T13"> arriba, </text:span><text:span text:style-name="T33">ninguna otra.</text:span></text:p>
      <text:p text:style-name="P21"><text:span text:style-name="T37">(</text:span><text:span text:style-name="T39">*</text:span><text:span text:style-name="T37">)</text:span><text:span text:style-name="T13"> Estos valores no pueden variar </text:span><text:span text:style-name="T31">y son iguales para todas las cuentas bancarias.</text:span></text:p>
      <text:p text:style-name="P17"/>
      <text:p text:style-name="P30">Clase DawBank</text:p>
      <text:p text:style-name="P19"><text:span text:style-name="T33">Clase principal con </text:span><text:span text:style-name="T31">función </text:span><text:span text:style-name="T17">main</text:span><text:span text:style-name="T29">. </text:span><text:span text:style-name="T33">E</text:span><text:span text:style-name="T29">ncargada de</text:span><text:span text:style-name="T31"> interactuar con el usuario, mostrar el menú principal, </text:span><text:span text:style-name="T33">dar feedback y/o mensajes de error, etc.</text:span><text:span text:style-name="T31"> </text:span><text:span text:style-name="T33">U</text:span><text:span text:style-name="T31">tilizar</text:span><text:span text:style-name="T33">á</text:span><text:span text:style-name="T29"> la clase CuentaBancaria. </text:span><text:span text:style-name="T31">Puedes implementar las funciones que consideres oportun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32cm" fo:margin-bottom="0.203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ac5b3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8</text:span><text:span text:style-name="MT2">. </text:span><text:span text:style-name="MT3">Programación orientada a objetos i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8</text:user-field-get>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6H40M57S</meta:editing-duration>
    <meta:editing-cycles>93</meta:editing-cycles>
    <meta:generator>LibreOffice/6.3.4.2$Linux_X86_64 LibreOffice_project/30$Build-2</meta:generator>
    <dc:title>Plantilla CEED (1)</dc:title>
    <dc:date>2020-01-29T17:46:32.187559658</dc:date>
    <meta:document-statistic meta:table-count="0" meta:image-count="2" meta:object-count="0" meta:page-count="2" meta:paragraph-count="33" meta:word-count="487" meta:character-count="3024" meta:non-whitespace-character-count="2569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